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halkduster" svg:font-family="Chalkduster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Chalkduster"/>
    </style:style>
    <style:style style:name="P2" style:family="paragraph" style:parent-style-name="Text_20_body">
      <style:text-properties fo:color="#000000" style:font-name="Chalkduster"/>
    </style:style>
    <style:style style:name="P3" style:family="paragraph" style:parent-style-name="Text_20_body" style:list-style-name="L1">
      <style:text-properties fo:color="#000000" style:font-name="Chalkduster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officeooo:rsid="002062ca" officeooo:paragraph-rsid="002062ca"/>
    </style:style>
    <style:style style:name="T1" style:family="text">
      <style:text-properties fo:color="#000000" style:font-name="Chalkduster"/>
    </style:style>
    <style:style style:name="T2" style:family="text">
      <style:text-properties fo:color="#000000" style:font-name="Chalkduster" officeooo:rsid="002062ca"/>
    </style:style>
    <style:style style:name="T3" style:family="text">
      <style:text-properties officeooo:rsid="002062c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WTB: Gruppe 13</text:p>
      <text:list xml:id="list34142481395084853" text:style-name="L1">
        <text:list-item>
          <text:p text:style-name="P3">Nach dem Erstellen "Bearbeiten" nicht möglich. </text:p>
        </text:list-item>
        <text:list-item>
          <text:p text:style-name="P4"><text:span text:style-name="T1">Logger. </text:span></text:p>
        </text:list-item>
        <text:list-item>
          <text:p text:style-name="P4"><text:span text:style-name="T1">Geburts</text:span><text:span text:style-name="T2">d</text:span><text:span text:style-name="T1">atum cool machen. </text:span></text:p>
          <text:list>
            <text:list-item>
              <text:p text:style-name="P5"><text:span text:style-name="T1">local date java</text:span></text:p>
            </text:list-item>
          </text:list>
        </text:list-item>
        <text:list-item>
          <text:p text:style-name="P4"><text:span text:style-name="T1">Mehrere User gleichzeitig offen. </text:span></text:p>
        </text:list-item>
        <text:list-item>
          <text:p text:style-name="P4"><text:span text:style-name="T1">Jeder User ein File</text:span></text:p>
        </text:list-item>
        <text:list-item>
          <text:p text:style-name="P5"><text:span text:style-name="T1">Sicherheitsabfrage</text:span></text:p>
        </text:list-item>
      </text:list>
      <text:p text:style-name="P1"/>
      <text:p text:style-name="P2">Docs:</text:p>
      <text:list xml:id="list7119961065219750065" text:style-name="L1">
        <text:list-item>
          <text:p text:style-name="P3">Besprechungsprotololle: 5 (noch vier)</text:p>
        </text:list-item>
        <text:list-item>
          <text:p text:style-name="P3">Projektdefinition: Anforderungen. </text:p>
        </text:list-item>
        <text:list-item>
          <text:p text:style-name="P3">Projektstrukturplan: komplett. </text:p>
        </text:list-item>
        <text:list-item>
          <text:p text:style-name="P3">Entscheidungen: 5 (noch drei)</text:p>
        </text:list-item>
        <text:list-item>
          <text:p text:style-name="P3">Risiken: 5 (noch fünf)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halkduster" svg:font-family="Chalkduster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4T13:25:36.609704000</meta:creation-date>
    <dc:date>2015-05-04T13:52:02.280123000</dc:date>
    <meta:editing-duration>PT10M38S</meta:editing-duration>
    <meta:editing-cycles>4</meta:editing-cycles>
    <meta:generator>LibreOffice/4.3.0.4$MacOSX_X86_64 LibreOffice_project/62ad5818884a2fc2e5780dd45466868d41009ec0</meta:generator>
    <meta:document-statistic meta:table-count="0" meta:image-count="0" meta:object-count="0" meta:page-count="1" meta:paragraph-count="14" meta:word-count="54" meta:character-count="351" meta:non-whitespace-character-count="317"/>
  </office:meta>
</office:document-meta>
</file>